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Standard">
      <style:text-properties officeooo:rsid="00173e91" officeooo:paragraph-rsid="00173e91"/>
    </style:style>
    <style:style style:name="P2" style:family="paragraph" style:parent-style-name="Standard">
      <style:text-properties officeooo:paragraph-rsid="00173e91"/>
    </style:style>
    <style:style style:name="P3" style:family="paragraph" style:parent-style-name="Header">
      <style:text-properties officeooo:rsid="00173e91" officeooo:paragraph-rsid="00173e91"/>
    </style:style>
    <style:style style:name="T1" style:family="text">
      <style:text-properties officeooo:rsid="00173e91"/>
    </style:style>
    <style:style style:name="T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3" style:family="text">
      <style:text-properties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style:style style:name="T4" style:family="text">
      <style:text-properties fo:color="#0000ff" style:text-outline="false" style:text-line-through-style="none" style:text-line-through-type="none" style:font-name="FreeSans" fo:font-size="10pt" fo:font-style="normal" fo:text-shadow="none" style:text-underline-style="none" fo:font-weight="normal" style:font-size-asian="10pt" style:font-style-asian="normal" style:font-weight-asian="normal"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ext:span text:style-name="T1">Pour rendre le traitement de l'algorithme plus clair, j'ai choisie de commencer par faire une « étape multiplicative ». J'ai donc mis une ligne qui recopie les numéros pair et double les numéros impairs, en leur enlevant 9 si ils sont supérieurs à 10. <text:s/></text:span><text:span text:style-name="T2">=SI(</text:span><text:span text:style-name="T4">B2</text:span><text:span text:style-name="T3">*2&lt;10;</text:span><text:span text:style-name="T4">B2</text:span><text:span text:style-name="T3">*2;</text:span><text:span text:style-name="T4">B2</text:span><text:span text:style-name="T3">*2-9)</text:span></text:p>
      <text:p text:style-name="P1">Ensuite, j'ai fait une ligne « travail sur la clef » : j'additionne d'abord les 15 cases de la ligne multiplicative, puis j'effectue le reste de la division par 10. Enfin, j'effectue le complément par 10 de cette clef si nécessaire, et je le compare avec le dernier numéro de la carte pour savoir si elle est va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173e91" officeooo:paragraph-rsid="00173e9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CHASTAIN Camil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stain Camille</meta:initial-creator>
    <meta:creation-date>2018-03-14T11:13:02.431218196</meta:creation-date>
    <dc:date>2018-03-14T11:39:22.402814377</dc:date>
    <dc:creator>Chastain Camille</dc:creator>
    <meta:editing-duration>PT26M20S</meta:editing-duration>
    <meta:editing-cycles>1</meta:editing-cycles>
    <meta:document-statistic meta:table-count="0" meta:image-count="0" meta:object-count="0" meta:page-count="1" meta:paragraph-count="3" meta:word-count="105" meta:character-count="609" meta:non-whitespace-character-count="506"/>
    <meta:generator>LibreOffice/4.3.3.2$Linux_X86_64 LibreOffice_project/430m0$Build-2</meta:generator>
  </office:meta>
</office:document-meta>
</file>